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1" style:family="paragraph">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text-align="start"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style>
    <style:style style:name="P9" style:family="paragraph">
      <style:paragraph-properties fo:margin-top="0.5cm" fo:margin-bottom="0cm" fo:text-align="start"/>
      <style:text-properties style:font-name="Frutiger Light Condensed"/>
    </style:style>
    <style:style style:name="P10" style:family="paragraph">
      <style:paragraph-properties fo:margin-top="0.5cm" fo:margin-bottom="0cm" fo:text-align="start" style:writing-mode="lr-tb"/>
      <style:text-properties style:font-name="Frutiger Light Condensed"/>
    </style:style>
    <style:style style:name="P11" style:family="paragraph">
      <loext:graphic-properties draw:fill-color="#ffffff"/>
    </style:style>
    <style:style style:name="P12" style:family="paragraph">
      <style:paragraph-properties fo:margin-top="0.5cm" fo:margin-bottom="0cm" style:writing-mode="lr-tb"/>
      <style:text-properties style:font-name="Frutiger Light Condensed"/>
    </style:style>
    <style:style style:name="P13" style:family="paragraph">
      <style:paragraph-properties style:writing-mode="lr-tb"/>
    </style:style>
    <style:style style:name="P14" style:family="paragraph">
      <style:text-properties fo:color="#c9211e" style:font-name="Frutiger Light Condensed"/>
    </style:style>
    <style:style style:name="P15" style:family="paragraph">
      <loext:graphic-properties draw:fill="none" draw:fill-color="#ffffff"/>
      <style:text-properties fo:color="#c9211e" style:font-name="Frutiger Light Condensed"/>
    </style:style>
    <style:style style:name="P16" style:family="paragraph">
      <style:paragraph-properties fo:text-align="start" style:writing-mode="lr-tb"/>
    </style:style>
    <style:style style:name="P17" style:family="paragraph">
      <style:paragraph-properties style:writing-mode="lr-tb"/>
      <style:text-properties style:font-name="Frutiger Light Condensed" fo:font-size="15pt" style:font-size-asian="15pt" style:font-size-complex="15pt"/>
    </style:style>
    <style:style style:name="T1" style:family="text">
      <style:text-properties fo:font-weight="bold" style:font-weight-asian="bold" style:font-weight-complex="bold"/>
    </style:style>
    <style:style style:name="T2" style:family="text">
      <style:text-properties fo:color="#c9211e"/>
    </style:style>
    <style:style style:name="T3" style:family="text">
      <style:text-properties style:font-name="Frutiger Light Condensed"/>
    </style:style>
    <style:style style:name="T4" style:family="text">
      <style:text-properties style:font-name="Frutiger Light Condensed" fo:font-weight="bold" style:font-weight-asian="bold" style:font-weight-complex="bold"/>
    </style:style>
    <style:style style:name="T5" style:family="text">
      <style:text-properties fo:color="#c9211e" style:font-name="Frutiger Light Condensed"/>
    </style:style>
    <style:style style:name="T6" style:family="text">
      <style:text-properties fo:color="#000000" style:font-name="Frutiger Light Condensed"/>
    </style:style>
    <style:style style:name="T7" style:family="text">
      <style:text-properties fo:color="#000000" style:text-position="33% 58%" style:font-name="Frutiger Light Condensed"/>
    </style:style>
    <style:style style:name="T8" style:family="text">
      <style:text-properties style:text-position="33% 58%" style:font-name="Frutiger Light Condensed"/>
    </style:style>
    <style:style style:name="T9" style:family="text">
      <style:text-properties style:font-name="Frutiger Light Condensed" fo:font-weight="normal" style:font-weight-asian="normal" style:font-weight-complex="normal"/>
    </style:style>
    <style:style style:name="T10"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presentation:user-transformed="true">
          <draw:text-box>
            <text:p text:style-name="P1">3D space and transformation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3D scene lives in a 3D space</text:p>
          </draw:text-box>
        </draw:frame>
        <draw:frame presentation:style-name="pr4" draw:text-style-name="P5" draw:layer="layout" svg:width="25.199cm" svg:height="9.134cm" svg:x="1.4cm" svg:y="3.685cm" presentation:class="outline" presentation:user-transformed="true">
          <draw:text-box>
            <text:list text:style-name="L2">
              <text:list-item>
                <text:p text:style-name="P5">When it comes to defining shape, location, orientation and other properties of 3D scene elements we relay on using <text:span text:style-name="T1">points and vectors.</text:span></text:p>
              </text:list-item>
              <text:list-item>
                <text:p text:style-name="P5">Points and vectors are represented with <text:span text:style-name="T1">three coordinates: (x,y,z)</text:span></text:p>
              </text:list-item>
              <text:list-item>
                <text:p text:style-name="P5">These values <text:s/>are meaningless without a <text:span text:style-name="T1">coordinate system</text:span> that defines origin of the space and gives three linearly independent vectors that define x,y and z axis of a space.</text:p>
              </text:list-item>
              <text:list-item>
                <text:p text:style-name="P5">Origin and three vectors define a <text:span text:style-name="T1">frame</text:span> which defines coordinate systems.</text:p>
              </text:list-item>
              <text:list-item>
                <text:p text:style-name="P5"><text:span text:style-name="T1">Cartesian coordinate system.</text:span></text:p>
              </text:list-item>
              <text:list-item>
                <text:p text:style-name="P5"><text:span text:style-name="T2">&lt;IMAGE: 3D COORDINATE SYSTEM, POINTS, VECTORS, OBJECTS&gt;</text:span></text:p>
                <text:list>
                  <text:list-item>
                    <text:p text:style-name="P5"><text:span text:style-name="T2">Point or vector in 3D space depend on its relationship to the frame – point can have same absolute position in space but its coordinates depend on fram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Other coordinate system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Spherical coordinates</text:p>
              </text:list-item>
            </text:list>
          </draw:text-box>
        </draw:frame>
        <presentation:notes draw:style-name="dp1">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3">3D scene requires a standard fram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3">Note that coordinate system is defined with origin and </text:span><text:span text:style-name="T3">three vectors.</text:span></text:p>
              </text:list-item>
              <text:list-item>
                <text:p><text:span text:style-name="T3">But point and vectors depend on coordinate system!</text:span></text:p>
              </text:list-item>
              <text:list-item>
                <text:p><text:span text:style-name="T3">Therefore, we define </text:span><text:span text:style-name="T4">world space</text:span><text:span text:style-name="T3"> – a standard frame – </text:span><text:span text:style-name="T3">with origin (0,0,0) and vectors (1,0,0), (0,1,0) and (0,0,1).</text:span></text:p>
              </text:list-item>
              <text:list-item>
                <text:p><text:span text:style-name="T3">All other frames will be defined with respect to this world </text:span><text:span text:style-name="T3">coordinate system.</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3">Note: coordinate system handednes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3">Axis of x,z and z vectors defining coordinate system can face in one of two directions.</text:span></text:p>
              </text:list-item>
              <text:list-item>
                <text:p><text:span text:style-name="T3">Left coordinate system</text:span></text:p>
              </text:list-item>
              <text:list-item>
                <text:p><text:span text:style-name="T3">Right coordinate system</text:span></text:p>
              </text:list-item>
              <text:list-item>
                <text:p><text:span text:style-name="T5">&lt;IMAGES&gt;</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5" draw:layer="layout" svg:width="25.199cm" svg:height="3.863cm" svg:x="1.4cm" svg:y="0.011cm" presentation:class="title" presentation:user-transformed="true">
          <draw:text-box>
            <text:p text:style-name="P8"><text:span text:style-name="T3">Common geometry inform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3">Points</text:span></text:p>
              </text:list-item>
              <text:list-item>
                <text:p><text:span text:style-name="T3">Vectors</text:span></text:p>
              </text:list-item>
              <text:list-item>
                <text:p><text:span text:style-name="T3">Normals</text:span></text:p>
              </text:list-item>
              <text:list-item>
                <text:p><text:span text:style-name="T3">Rays</text:span></text:p>
              </text:list-item>
              <text:list-item>
                <text:p><text:span text:style-name="T3">Matrices</text:span></text:p>
              </text:list-item>
              <text:list-item>
                <text:p><text:span text:style-name="T3">Bounding boxe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6">Vectors</text:p>
          </draw:text-box>
        </draw:frame>
        <draw:frame presentation:style-name="pr4" draw:text-style-name="P5" draw:layer="layout" svg:width="25.199cm" svg:height="9.134cm" svg:x="1.4cm" svg:y="3.685cm" presentation:class="outline" presentation:user-transformed="true">
          <draw:text-box>
            <text:list text:style-name="L2">
              <text:list-item>
                <text:p text:style-name="P5">Represent direction in 2D or 3D space</text:p>
              </text:list-item>
              <text:list-item>
                <text:p text:style-name="P5">Row or<text:span text:style-name="T1"> column major</text:span></text:p>
              </text:list-item>
              <text:list-item>
                <text:p text:style-name="P5">Two coordinates (x,y) – usually for texture space</text:p>
              </text:list-item>
              <text:list-item>
                <text:p text:style-name="P5">Three coordinates (x,y,z) – for any 3D elements</text:p>
              </text:list-item>
              <text:list-item>
                <text:p text:style-name="P5">Common operations: Addition, substracton, multiplication/division with scalar, etc.</text:p>
              </text:list-item>
              <text:list-item>
                <text:p text:style-name="P5">Dot and cross product operators</text:p>
              </text:list-item>
              <text:list-item>
                <text:p text:style-name="P5">Normalization</text:p>
              </text:list-item>
              <text:list-item>
                <text:p text:style-name="P5">Local coordinate system can be constructed using single vector using cross product.</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Point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Zero-dimensional <text:span text:style-name="T1">location</text:span> in 2D or 3D space: (x,y) and (x,y,z) with respect to coordinate system</text:p>
              </text:list-item>
              <text:list-item>
                <text:p text:style-name="P1">Although the same representation is used for vectors, point represents position while vector represents direction</text:p>
              </text:list-item>
              <text:list-item>
                <text:p text:style-name="P1">Substracting or adding point with vector results in new point</text:p>
              </text:list-item>
              <text:list-item>
                <text:p text:style-name="P1">Distance between two points results in vector which contains length and direction.</text:p>
              </text:list-item>
              <text:list-item>
                <text:p text:style-name="P1">Interpolation between points: linear interpolatio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Normal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Normal is a vector (x,y,z) perpendicular to surface at a particular position</text:p>
              </text:list-item>
              <text:list-item>
                <text:p text:style-name="P1">It can be defined as cross product of any two non-parallel tangent vectors at that point</text:p>
              </text:list-item>
              <text:list-item>
                <text:p text:style-name="P1">Similar to vectors but they are defined in relationship to a particular surface: they behave differently in some situations, particularly when <text:span text:style-name="T1">applying transformations</text:span> </text:p>
              </text:list-item>
              <text:list-item>
                <text:p text:style-name="P1">Also used for determining facing of the surface and hemisphere of that surface</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Ray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Line specified by its origin (point) and direction (vector)</text:p>
              </text:list-item>
              <text:list-item>
                <text:p text:style-name="P1">Often constructed by camera scene element</text:p>
              </text:list-item>
              <text:list-item>
                <text:p text:style-name="P1">Ray is parametrically expressed as a function of scalar value t:</text:p>
                <text:list>
                  <text:list-item>
                    <text:p text:style-name="P1">r(t) = o + t * d, 0 &lt; t &lt; inf</text:p>
                  </text:list-item>
                </text:list>
              </text:list-item>
              <text:list-item>
                <text:p text:style-name="P1">Ray differential: camera rays offset by one sample in x and y direction from main ray on film plane</text:p>
                <text:list>
                  <text:list-item>
                    <text:p text:style-name="P1">Used for antialiasing of textures</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9">Bounding boxe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Acceleration of rendering often relies on subdividing the image or 3D scene into smaller elements and computing those either in parallel or ignoring if not needed.</text:p>
              </text:list-item>
              <text:list-item>
                <text:p text:style-name="P1">Examples of space subdivision:</text:p>
                <text:list>
                  <text:list-item>
                    <text:p text:style-name="P1">Axis aligned boxes</text:p>
                  </text:list-item>
                  <text:list-item>
                    <text:p text:style-name="P1">Oriented bounding boxes</text:p>
                  </text:list-item>
                  <text:list-item>
                    <text:p text:style-name="P1">Bounding volume hierarchy </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Matrice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Matrices are essential for moving elements within 3D scene</text:p>
              </text:list-item>
              <text:list-item>
                <text:p text:style-name="P1">2D array of numbers – row or <text:span text:style-name="T1">column major</text:span></text:p>
              </text:list-item>
              <text:list-item>
                <text:p text:style-name="P1">Dimension is noted as m x n – number of rows x number of columns</text:p>
              </text:list-item>
              <text:list-item>
                <text:p text:style-name="P1">Square matrices: 3x3, 4x4</text:p>
              </text:list-item>
              <text:list-item>
                <text:p text:style-name="P1">Operators: multiplication, inverse, transpose, determinant</text:p>
              </text:list-item>
              <text:list-item>
                <text:p text:style-name="P1">Usage: multiplication with vectors and points → transformation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Matrix and coordinate system</text:p>
          </draw:text-box>
        </draw:frame>
        <draw:frame presentation:style-name="pr4" draw:text-style-name="P5" draw:layer="layout" svg:width="25.199cm" svg:height="9.134cm" svg:x="1.4cm" svg:y="3.685cm" presentation:class="outline" presentation:user-transformed="true">
          <draw:text-box>
            <text:list text:style-name="L2">
              <text:list-item>
                <text:p text:style-name="P1">Relationship between matrix and coordinate system</text:p>
              </text:list-item>
              <text:list-item>
                <text:p text:style-name="P1"><text:span text:style-name="T3">https://www.scratchapixel.com/lessons/mathematics-physics-for-computer-graphics/geometry/creating-an-orientation-matrix-or-local-coordinate-system</text:span></text:p>
              </text:list-item>
            </text:list>
          </draw:text-box>
        </draw:frame>
        <presentation:notes draw:style-name="dp1">
          <draw:page-thumbnail draw:style-name="gr1"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4">Transform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ransform is operation that takes points, vectors and converts them in some way.</text:p>
              </text:list-item>
              <text:list-item>
                <text:p text:style-name="P1">Basic tool for manipulating 3D scene elements:</text:p>
                <text:list>
                  <text:list-item>
                    <text:p text:style-name="P1">Position, orientate, reshape and animate objects, lights and cameras</text:p>
                  </text:list-item>
                  <text:list-item>
                    <text:p text:style-name="P1">Essential for rendering computations</text:p>
                  </text:list-item>
                </text:list>
              </text:list-item>
              <text:list-item>
                <text:p text:style-name="P1">Linear transforms: scaling, rotation</text:p>
              </text:list-item>
              <text:list-item>
                <text:p text:style-name="P1">Affine transforms: translation, rotation, scaling, reflection, shearing</text:p>
                <text:list>
                  <text:list-item>
                    <text:p text:style-name="P1">Preserve parallelism of lines but not necessary lengths and angles</text:p>
                  </text:list-item>
                  <text:list-item>
                    <text:p text:style-name="P1">Homogeneous notation</text:p>
                  </text:list-item>
                </text:list>
                <text:p text:style-name="P1"/>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Transforms in modeling</text:p>
          </draw:text-box>
        </draw:frame>
        <draw:frame presentation:style-name="pr4" draw:text-style-name="P1" draw:layer="layout" svg:width="25.199cm" svg:height="9.134cm" svg:x="1.4cm" svg:y="3.685cm" presentation:class="outline" presentation:user-transformed="true">
          <draw:text-box>
            <text:list text:style-name="L2">
              <text:list-item>
                <text:p text:style-name="P1"><text:a xlink:href="https://www.youtube.com/watch?v=Hf2esGA7vCc" xlink:type="simple">https://www.youtube.com/watch?v=Hf2esGA7vCc</text:a></text:p>
              </text:list-item>
              <text:list-item>
                <text:p text:style-name="P1"/>
              </text:list-item>
            </text:list>
          </draw:text-box>
        </draw:frame>
        <presentation:notes draw:style-name="dp2">
          <draw:page-thumbnail draw:style-name="gr1"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Transforms in animatio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text:a xlink:href="https://www.youtube.com/watch?v=CBJp82tlR3M" xlink:type="simple">https://www.youtube.com/watch?v=CBJp82tlR3M</text:a></text:p>
              </text:list-item>
              <text:list-item>
                <text:p text:style-name="P1"/>
              </text:list-item>
            </text:list>
          </draw:text-box>
        </draw:frame>
        <presentation:notes draw:style-name="dp2">
          <draw:page-thumbnail draw:style-name="gr1"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Transforms in rendering</text:p>
          </draw:text-box>
        </draw:frame>
        <draw:frame presentation:style-name="pr4" draw:text-style-name="P1" draw:layer="layout" svg:width="25.199cm" svg:height="9.134cm" svg:x="1.4cm" svg:y="3.685cm" presentation:class="outline" presentation:user-transformed="true">
          <draw:text-box>
            <text:list text:style-name="L2">
              <text:list-item>
                <text:p text:style-name="P1">Ensure that all calculations are preformed in the same coordinate system</text:p>
              </text:list-item>
              <text:list-item>
                <text:p text:style-name="P1">An important example is during light-surface calculation</text:p>
              </text:list-item>
              <text:list-item>
                <text:p text:style-name="P1">Another example is projecting objects onto plane which is used for rasterier-based rendering.</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Transforms in professional software</text:p>
          </draw:text-box>
        </draw:frame>
        <draw:frame presentation:style-name="pr4" draw:text-style-name="P1" draw:layer="layout" svg:width="25.199cm" svg:height="9.134cm" svg:x="1.4cm" svg:y="3.685cm" presentation:class="outline" presentation:user-transformed="true">
          <draw:text-box>
            <text:list text:style-name="L2">
              <text:list-item>
                <text:p text:style-name="P1">Godot: https://docs.godotengine.org/en/stable/classes/class_transform.html</text:p>
              </text:list-item>
              <text:list-item>
                <text:p text:style-name="P1">Unity: https://docs.unity3d.com/ScriptReference/Transform.html</text:p>
              </text:list-item>
              <text:list-item>
                <text:p text:style-name="P1">Unreal: https://docs.unrealengine.com/4.27/en-US/BlueprintAPI/Math/Transform/</text:p>
              </text:list-item>
              <text:list-item>
                <text:p text:style-name="P1">Blender: https://docs.blender.org/manual/en/latest/scene_layout/object/properties/transforms.html</text:p>
              </text:list-item>
              <text:list-item>
                <text:p text:style-name="P1">GLM: https://github.com/g-truc/glm</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8"><text:span text:style-name="T3">Basic transformation matri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3">Modeling elements, 3D scene and animations relies on transformations</text:span></text:p>
                <text:list>
                  <text:list-item>
                    <text:p><text:span text:style-name="T3">Translation</text:span></text:p>
                  </text:list-item>
                  <text:list-item>
                    <text:p><text:span text:style-name="T3">Rotation</text:span></text:p>
                  </text:list-item>
                  <text:list-item>
                    <text:p><text:span text:style-name="T3">Scale</text:span></text:p>
                  </text:list-item>
                  <text:list-item>
                    <text:p><text:span text:style-name="T3">Shear</text:span></text:p>
                  </text:list-item>
                  <text:list-item>
                    <text:p><text:span text:style-name="T3">Look-at notation</text:span></text:p>
                  </text:list-item>
                </text:list>
              </text:list-item>
            </text:list>
            <text:p><text:span text:style-name="T3"/></text:p>
            <text:p><text:span text:style-name="T3"/></text:p>
            <text:p><text:span text:style-name="T3"/></text:p>
          </draw:text-box>
        </draw:frame>
        <presentation:notes draw:style-name="dp1">
          <draw:page-thumbnail draw:style-name="gr1"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4">Translation matrix</text:p>
          </draw:text-box>
        </draw:frame>
        <draw:frame presentation:style-name="pr4" draw:text-style-name="P5" draw:layer="layout" svg:width="25.199cm" svg:height="9.134cm" svg:x="1.4cm" svg:y="3.685cm" presentation:class="outline" presentation:user-transformed="true">
          <draw:text-box>
            <text:list text:style-name="L2">
              <text:list-item>
                <text:p text:style-name="P5">Used to change point from one location to another</text:p>
              </text:list-item>
              <text:list-item>
                <text:p text:style-name="P5"><text:span text:style-name="T2">&lt;matrix&gt;</text:span></text:p>
              </text:list-item>
              <text:list-item>
                <text:p text:style-name="P12"><text:span text:style-name="T6">Note that vector is not affected by translation matrix – direction can not be translation.</text:span></text:p>
              </text:list-item>
              <text:list-item>
                <text:p text:style-name="P12"><text:span text:style-name="T6">Inverse: T</text:span><text:span text:style-name="T7">-1</text:span><text:span text:style-name="T6">(t) = T(-t)</text:span></text:p>
              </text:list-item>
              <text:list-item>
                <text:p text:style-name="P12"><text:span text:style-name="T6">Rigid-body transform: preserves distances between points and headedness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4">Rotation matrix</text:p>
          </draw:text-box>
        </draw:frame>
        <draw:frame presentation:style-name="pr4" draw:text-style-name="P5" draw:layer="layout" svg:width="25.199cm" svg:height="9.134cm" svg:x="1.4cm" svg:y="3.685cm" presentation:class="outline" presentation:user-transformed="true">
          <draw:text-box>
            <text:list text:style-name="L2">
              <text:list-item>
                <text:p text:style-name="P5"><text:span text:style-name="T3">Rotates vector/point by given angle around given axis passing through origin: </text:span></text:p>
                <text:list>
                  <text:list-item>
                    <text:p text:style-name="P13"><text:span text:style-name="T3">3 matrices: rotation of theta degrees around x, y, or z axis can be used for rotation around arbitrary axis</text:span></text:p>
                  </text:list-item>
                </text:list>
              </text:list-item>
              <text:list-item>
                <text:p text:style-name="P13"><text:span text:style-name="T3">Pivot point is required for determining rotation: object is first translated so that pivot point in the center and then rotation is performed after which object is again transformed so that pivot point is in the same position as before.</text:span></text:p>
              </text:list-item>
              <text:list-item>
                <text:p text:style-name="P13"><text:span text:style-name="T3">rigid-body transform: preserve distance between points and headedness</text:span></text:p>
              </text:list-item>
              <text:list-item>
                <text:p text:style-name="P13"><text:span text:style-name="T3">useful for orienting objects: e.g., orientation matrix - rotation matrix associated with camera view or object that defines its orientation in space: directions for up and forward are needed to define this matrix.</text:span></text:p>
              </text:list-item>
              <text:list-item>
                <text:p text:style-name="P13"><text:span text:style-name="T3">Inverse: R</text:span><text:span text:style-name="T8">-1</text:span><text:span text:style-name="T3">(phi) = R(-phi)</text:span></text:p>
              </text:list-item>
              <text:list-item>
                <text:p text:style-name="P13"><text:span text:style-name="T3">Determinant = 1, orthogonal</text:span></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1">
          <draw:page-thumbnail draw:style-name="gr1"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4">Scaling</text:p>
          </draw:text-box>
        </draw:frame>
        <draw:frame presentation:style-name="pr4" draw:text-style-name="P5" draw:layer="layout" svg:width="25.199cm" svg:height="9.134cm" svg:x="1.4cm" svg:y="3.685cm" presentation:class="outline" presentation:user-transformed="true">
          <draw:text-box>
            <text:list text:style-name="L2">
              <text:list-item>
                <text:p text:style-name="P5"><text:span text:style-name="T3">Enlarging or diminishing objects</text:span></text:p>
              </text:list-item>
              <text:list-item>
                <text:p text:style-name="P5"><text:span text:style-name="T3">If all scaling factors are same: uniform (isotropic) scaling, else non-uniform (anisotropic).</text:span></text:p>
              </text:list-item>
              <text:list-item>
                <text:p text:style-name="P5"><text:span text:style-name="T3">Negative value of scaling factor gives </text:span><text:span text:style-name="T4">reflection (mirror) matrix</text:span></text:p>
                <text:list>
                  <text:list-item>
                    <text:p text:style-name="P13"><text:span text:style-name="T9">Triangle with clockwise orientation will have counter-clockwise orientation after reflection</text:span></text:p>
                  </text:list-item>
                </text:list>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Shear matrix</text:p>
          </draw:text-box>
        </draw:frame>
        <draw:frame presentation:style-name="pr4" draw:text-style-name="P1" draw:layer="layout" svg:width="25.199cm" svg:height="9.134cm" svg:x="1.4cm" svg:y="3.685cm" presentation:class="outline" presentation:user-transformed="true">
          <draw:text-box>
            <text:list text:style-name="L2">
              <text:list-item>
                <text:p text:style-name="P1">6 basic shearing matrices</text:p>
              </text:list-item>
              <text:list-item>
                <text:p text:style-name="P1">TODO</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Practical note: concatenation of transform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Matrix multiplication is noncommutative: order of multiplication matters</text:p>
              </text:list-item>
              <text:list-item>
                <text:p text:style-name="P1">Concatenating scaling, rotation and translation must be made in this order: T * R * S</text:p>
                <text:list>
                  <text:list-item>
                    <text:p text:style-name="P1">Scaling is applied first, then rotation and finally translation.</text:p>
                  </text:list-item>
                </text:list>
              </text:list-item>
              <text:list-item>
                <text:p text:style-name="P1">Concatenation of only translation and rotation matrices results in rigid-body transform.</text:p>
                <text:list>
                  <text:list-item>
                    <text:p text:style-name="P1">Inverse</text:p>
                  </text:list-item>
                </text:list>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4" presentation:class="page"/>
          <draw:frame presentation:style-name="pr2"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6"><text:span text:style-name="T3">Practical note: moving directed objects</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3"><text:span text:style-name="T3">Camera movement using </text:span><text:span text:style-name="T4">look-at notation</text:span></text:p>
              </text:list-item>
              <text:list-item>
                <text:p text:style-name="P13"><text:span text:style-name="T4">TODO</text:span></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3">Special care: transformations on normals</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5">TODO</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Special transform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Euler transform</text:p>
              </text:list-item>
              <text:list-item>
                <text:p text:style-name="P1">Rotation about an arbitrary axis</text:p>
              </text:list-item>
              <text:list-item>
                <text:p text:style-name="P1">Quaternions</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Euler transform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Euler matrix is concatenation of 3 rotation matrices around x,y and z axis</text:p>
              </text:list-item>
              <text:list-item>
                <text:p text:style-name="P1">Requires establish default view: </text:p>
                <text:list>
                  <text:list-item>
                    <text:p text:style-name="P1">negative z</text:p>
                  </text:list-item>
                  <text:list-item>
                    <text:p text:style-name="P1">head orient: along y</text:p>
                  </text:list-item>
                </text:list>
              </text:list-item>
              <text:list-item>
                <text:p text:style-name="P1">Angles of rotation: head (y-roll), pitch (x-roll), roll (z-roll)</text:p>
              </text:list-item>
              <text:list-item>
                <text:p text:style-name="P1">Problems: </text:p>
                <text:list>
                  <text:list-item>
                    <text:p text:style-name="P1">gimbal lock, </text:p>
                  </text:list-item>
                  <text:list-item>
                    <text:p text:style-name="P1">two different sets of Euler angles can give same orientation and finally interpolation between two Euler angle sets is not as simple as interpolating each angle</text:p>
                  </text:list-item>
                </text:list>
              </text:list-item>
              <text:list-item>
                <text:p text:style-name="P1">Good: angles can be extracted from Euler matrix -&gt; matrix decomposition</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4">Rotation about arbitrary axi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Transform to space where axis we want to rotate around is x, perform rotation, return to original space.</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29" presentation:class="page"/>
          <draw:frame presentation:style-name="pr2"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Quaternion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text:span text:style-name="T3">Represent rotations and orientations</text:span></text:p>
              </text:list-item>
              <text:list-item>
                <text:p text:style-name="P1"><text:span text:style-name="T3">3D orientation can be represented as single rotation around particular axis</text:span></text:p>
              </text:list-item>
              <text:list-item>
                <text:p text:style-name="P1"><text:span text:style-name="T3">Advantage: Interpolating between two quaternions is stable and constant</text:span></text:p>
              </text:list-item>
              <text:list-item>
                <text:p text:style-name="P1"><text:span text:style-name="T3">Init quaternion represents any 3D rotation</text:span></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30" presentation:class="page"/>
          <draw:frame presentation:style-name="pr2"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Projections</text:p>
          </draw:text-box>
        </draw:frame>
        <draw:frame presentation:style-name="pr4" draw:text-style-name="P1" draw:layer="layout" svg:width="25.199cm" svg:height="9.134cm" svg:x="1.4cm" svg:y="3.685cm" presentation:class="outline" presentation:user-transformed="true">
          <draw:text-box>
            <text:list text:style-name="L2">
              <text:list-item>
                <text:p text:style-name="P1">Perspective</text:p>
              </text:list-item>
              <text:list-item>
                <text:p text:style-name="P1">Orthographic</text:p>
              </text:list-item>
              <text:list-item>
                <text:p text:style-name="P1">TODO</text:p>
              </text:list-item>
            </text:list>
          </draw:text-box>
        </draw:frame>
        <draw:frame draw:style-name="gr2" draw:text-style-name="P15" draw:layer="layout" svg:width="18.288cm" svg:height="1.038cm" svg:x="0.762cm" svg:y="13.716cm">
          <draw:text-box>
            <text:p text:style-name="P14"><text:span text:style-name="T5">&lt;Example image&gt;</text:span></text:p>
          </draw:text-box>
        </draw:frame>
        <presentation:notes draw:style-name="dp2">
          <draw:page-thumbnail draw:style-name="gr1" draw:layer="layout" svg:width="19.798cm" svg:height="11.136cm" svg:x="0.6cm" svg:y="2.257cm" draw:page-number="31" presentation:class="page"/>
          <draw:frame presentation:style-name="pr2"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8"><text:span text:style-name="T3">Literature</text:span></text:p>
          </draw:text-box>
        </draw:frame>
        <draw:frame presentation:style-name="pr4" draw:text-style-name="P17" draw:layer="layout" svg:width="25.199cm" svg:height="9.134cm" svg:x="1.4cm" svg:y="3.685cm" presentation:class="outline" presentation:user-transformed="true">
          <draw:text-box>
            <text:list text:style-name="L2">
              <text:list-header>
                <text:p><text:span text:style-name="T10"/></text:p>
              </text:list-header>
              <text:list-item>
                <text:p><text:span text:style-name="T10"><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6:04.427044821</meta:creation-date>
    <meta:generator>LibreOffice/6.4.7.2$Linux_X86_64 LibreOffice_project/40$Build-2</meta:generator>
    <dc:date>2022-12-04T11:52:18.261646196</dc:date>
    <meta:editing-duration>PT2H15M12S</meta:editing-duration>
    <meta:editing-cycles>94</meta:editing-cycles>
    <meta:document-statistic meta:object-count="158"/>
  </office:meta>
</office:document-meta>
</file>